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3.691cm"/>
    </style:style>
    <style:style style:name="gr2" style:family="graphic" style:parent-style-name="standard">
      <style:graphic-properties draw:marker-start="Arrow" draw:marker-start-width="0.3cm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3.818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7.1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995cm" fo:min-width="2.734cm"/>
    </style:style>
    <style:style style:name="gr7" style:family="graphic" style:parent-style-name="standard">
      <style:graphic-properties draw:textarea-horizontal-align="justify" draw:textarea-vertical-align="middle" draw:auto-grow-height="false" fo:min-height="3.433cm" fo:min-width="1.69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2.032cm" svg:x="8.62cm" svg:y="1.508cm">
          <text:p text:style-name="P1">ServiceImpl</text:p>
          <text:p text:style-name="P1">&lt;Class&gt;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2.032cm" svg:x="1.508cm" svg:y="1.381cm">
          <text:p text:style-name="P1">Service</text:p>
          <text:p text:style-name="P1">&lt;Interface&gt;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699cm" svg:y1="2.397cm" svg:x2="8.747cm" svg:y2="2.397cm">
          <text:p/>
        </draw:line>
        <draw:custom-shape draw:style-name="gr3" draw:text-style-name="P1" draw:layer="layout" svg:width="4.318cm" svg:height="2.032cm" svg:x="15.859cm" svg:y="1.635cm">
          <text:p text:style-name="P1">Repository</text:p>
          <text:p text:style-name="P1">&lt;Interface&gt;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62cm" svg:height="2.54cm" svg:x="2.905cm" svg:y="6.08cm">
          <text:p text:style-name="P1">Controller</text:p>
          <text:p text:style-name="P1">&lt;Class&gt;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556cm" svg:y1="6.334cm" svg:x2="4.556cm" svg:y2="3.159cm">
          <text:p/>
        </draw:line>
        <draw:line draw:style-name="gr5" draw:text-style-name="P2" draw:layer="layout" svg:x1="12.684cm" svg:y1="2.524cm" svg:x2="16.24cm" svg:y2="2.524cm">
          <text:p/>
        </draw:line>
        <draw:custom-shape draw:style-name="gr6" draw:text-style-name="P1" draw:layer="layout" svg:width="4.572cm" svg:height="3.175cm" svg:x="12.303cm" svg:y="5.572cm">
          <text:p text:style-name="P1">Rest 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128cm" svg:y1="7.223cm" svg:x2="16.748cm" svg:y2="7.096cm">
          <text:p/>
        </draw:line>
        <draw:custom-shape draw:style-name="gr7" draw:text-style-name="P1" draw:layer="layout" svg:width="2.191cm" svg:height="3.683cm" svg:x="18.113cm" svg:y="4.302cm">
          <text:p text:style-name="P1">db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78cm" svg:y1="4.683cm" svg:x2="18.653cm" svg:y2="3.0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9T11:05:58.161526504</meta:creation-date>
    <dc:date>2019-06-29T14:04:41.713757286</dc:date>
    <meta:editing-duration>PT2H48M33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